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a62" officeooo:paragraph-rsid="0015b6f9"/>
    </style:style>
    <style:style style:name="P2" style:family="paragraph" style:parent-style-name="Standard">
      <style:text-properties style:text-underline-style="solid" style:text-underline-width="auto" style:text-underline-color="font-color" officeooo:rsid="0015b6f9" officeooo:paragraph-rsid="0015b6f9"/>
    </style:style>
    <style:style style:name="P3" style:family="paragraph" style:parent-style-name="Standard">
      <style:text-properties style:text-underline-style="solid" style:text-underline-width="auto" style:text-underline-color="font-color" officeooo:rsid="0016a9c7" officeooo:paragraph-rsid="0015b6f9"/>
    </style:style>
    <style:style style:name="P4" style:family="paragraph" style:parent-style-name="Standard">
      <style:text-properties fo:font-size="13pt" style:text-underline-style="solid" style:text-underline-width="auto" style:text-underline-color="font-color" officeooo:rsid="00145a62" officeooo:paragraph-rsid="0015b6f9" style:font-size-asian="13pt" style:font-size-complex="13pt"/>
    </style:style>
    <style:style style:name="P5" style:family="paragraph" style:parent-style-name="Standard">
      <style:text-properties style:text-underline-style="none" officeooo:rsid="0015b6f9" officeooo:paragraph-rsid="0015b6f9"/>
    </style:style>
    <style:style style:name="P6" style:family="paragraph" style:parent-style-name="Standard">
      <style:text-properties style:text-underline-style="none" officeooo:rsid="001630f5" officeooo:paragraph-rsid="001630f5"/>
    </style:style>
    <style:style style:name="P7" style:family="paragraph" style:parent-style-name="Standard">
      <style:text-properties style:text-underline-style="none" officeooo:rsid="001630f5" officeooo:paragraph-rsid="0016a9c7"/>
    </style:style>
    <style:style style:name="P8" style:family="paragraph" style:parent-style-name="Standard">
      <style:text-properties style:text-underline-style="none" officeooo:rsid="0016a9c7" officeooo:paragraph-rsid="0016a9c7"/>
    </style:style>
    <style:style style:name="P9" style:family="paragraph" style:parent-style-name="Standard">
      <style:text-properties style:text-underline-style="none" officeooo:rsid="0016a9c7" officeooo:paragraph-rsid="001873e7"/>
    </style:style>
    <style:style style:name="P10" style:family="paragraph" style:parent-style-name="Standard">
      <style:text-properties style:text-underline-style="none" officeooo:rsid="001873e7" officeooo:paragraph-rsid="001873e7"/>
    </style:style>
    <style:style style:name="P11" style:family="paragraph" style:parent-style-name="Standard">
      <style:text-properties officeooo:paragraph-rsid="001630f5"/>
    </style:style>
    <style:style style:name="P12" style:family="paragraph" style:parent-style-name="Standard">
      <style:text-properties officeooo:paragraph-rsid="0016a9c7"/>
    </style:style>
    <style:style style:name="T1" style:family="text">
      <style:text-properties officeooo:rsid="0015b6f9"/>
    </style:style>
    <style:style style:name="T2" style:family="text">
      <style:text-properties style:text-underline-style="none" officeooo:rsid="0016a9c7"/>
    </style:style>
    <style:style style:name="T3" style:family="text">
      <style:text-properties officeooo:rsid="0016a9c7"/>
    </style:style>
    <style:style style:name="T4" style:family="text">
      <style:text-properties fo:font-variant="normal" fo:text-transform="none" fo:color="#660066" style:font-name="Menlo" fo:font-size="13.5pt" fo:letter-spacing="normal" fo:font-style="normal" fo:font-weight="normal"/>
    </style:style>
    <style:style style:name="T5" style:family="text">
      <style:text-properties fo:font-variant="normal" fo:text-transform="none" fo:color="#660066" style:font-name="Menlo" fo:font-size="13.5pt" fo:letter-spacing="normal" fo:font-style="normal" style:text-underline-style="none" fo:font-weight="normal" officeooo:rsid="0016a9c7"/>
    </style:style>
    <style:style style:name="T6" style:family="text">
      <style:text-properties officeooo:rsid="001873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eting with Henrik from Volvo Drive<text:span text:style-name="T1">Me</text:span></text:p>
      <text:p text:style-name="P1"/>
      <text:p text:style-name="P1"><text:span text:style-name="T1">Henrik's personal email: </text:span><text:a xlink:type="simple" xlink:href="mailto:henrik.o.lind@gmail.com" text:style-name="Internet_20_link" text:visited-style-name="Visited_20_Internet_20_Link">henrik.o.lind@gmail.com</text:a></text:p>
      <text:p text:style-name="P1"/>
      <text:p text:style-name="P2">Problems</text:p>
      <text:p text:style-name="P6">The sensors have noise that we need to overcome, reflection from the ground and walls and the lack of reflections from natural material (IR).</text:p>
      <text:p text:style-name="P6"><text:tab/>We need more sensors.</text:p>
      <text:p text:style-name="P6">Volvo uses a Laser sensor in front for low speed collision detect and a camera and Ultrasonic sensors for mapping and detection.</text:p>
      <text:p text:style-name="P6"><text:s text:c="2"/>Range need to be estimated using all of these tools together.</text:p>
      <text:p text:style-name="P7"><text:s/><text:tab/><text:span text:style-name="T3">If the car loses the map the user can be prompted to take over, while the</text:span></text:p>
      <text:p text:style-name="P8"><text:s text:c="2"/>car keep doing the right thing for a little while or it can stop the car.</text:p>
      <text:p text:style-name="P6"/>
      <text:p text:style-name="P8">CAUTION: GPS might be time consuming.</text:p>
      <text:p text:style-name="P2"/>
      <text:p text:style-name="P2">Things we need</text:p>
      <text:p text:style-name="P6">Sensor:</text:p>
      <text:p text:style-name="P6"><text:tab/><text:tab/>Ultrasonic: At least 3, one in front, for telling the system where the person is.</text:p>
      <text:p text:style-name="P6"><text:tab/>Camera and Ultrasonic sensors are a good combination. </text:p>
      <text:p text:style-name="P8"><text:tab/><text:tab/>Magnetic sensor as a compass</text:p>
      <text:p text:style-name="P8"><text:s text:c="4"/><text:tab/>We need to make sure we are not going over tram tracks it will disrupt,</text:p>
      <text:p text:style-name="P8"><text:s text:c="4"/><text:tab/>another noise to overcome.</text:p>
      <text:p text:style-name="P8"><text:tab/><text:tab/>Gyro-sensor</text:p>
      <text:p text:style-name="P8"><text:s text:c="6"/><text:tab/>Used for changes in wheel spins.</text:p>
      <text:p text:style-name="P8">Other: </text:p>
      <text:p text:style-name="P9"><text:tab/>ASP366: <text:span text:style-name="T6">Cant find source maybe I miss heard him </text:span>- Testing and connection Arduino. It can be used as a hot spot for controlling the Smart Car. Very cheap.</text:p>
      <text:p text:style-name="P8"><text:tab/>360 object detection, on road detection, localization and mapping so maybe a rotating laser sensor might work.</text:p>
      <text:p text:style-name="P8"/>
      <text:p text:style-name="P2"/>
      <text:p text:style-name="P2">Tips about our approach</text:p>
      <text:p text:style-name="P3"/>
      <text:p text:style-name="P8">We should the Arduino for steering.</text:p>
      <text:p text:style-name="P8"><text:tab/>Raspberry pi for the bigger thing, recognition. Quad-Core is important for enviromental mapping, so RPi3b is the way to go.</text:p>
      <text:p text:style-name="P5"/>
      <text:p text:style-name="P5">Look at the <text:a xlink:type="simple" xlink:href="https://youtu.be/kQRYIH2HwfY" text:style-name="Internet_20_link" text:visited-style-name="Visited_20_Internet_20_Link">Arduino Radar</text:a>.</text:p>
      <text:p text:style-name="P5"/>
      <text:p text:style-name="P5">Ways of describing the surroundings:</text:p>
      <text:p text:style-name="P5"><text:s text:c="2"/>-Rotating the Ultrasonic for detection.</text:p>
      <text:p text:style-name="P5"><text:s text:c="2"/>-more complex: Occupancy grid mapping: fills in the information in small squares</text:p>
      <text:p text:style-name="P5"><text:s text:c="4"/>every time the sensors have detected something in the square.</text:p>
      <text:p text:style-name="P5"><text:s text:c="4"/>With a steady output of information. May work in the Arduino.</text:p>
      <text:p text:style-name="P5"/>
      <text:p text:style-name="P5">- Simulation Location And Mapping: SLAM maybe needs a RPi3 or a PC.</text:p>
      <text:p text:style-name="P2"/>
      <text:p text:style-name="P12"><text:span text:style-name="T2">Care about the voltage of the sensors: resistors will be needed. R=U/I.</text:span></text:p>
      <text:p text:style-name="P2"/>
      <text:p text:style-name="P10">Use case examples:</text:p>
      <text:p text:style-name="P10"><text:s text:c="8"/>Autonomous breaking</text:p>
      <text:p text:style-name="P10"><text:soft-page-break/><text:tab/>1 or 2 work on the vision: we can send the plan to Henrik.</text:p>
      <text:p text:style-name="P10"><text:s text:c="8"/></text:p>
      <text:p text:style-name="P10">Write an application and download and compare how well we can get our location.</text:p>
      <text:p text:style-name="P10"><text:s text:c="5"/>Log the phone GPS.</text:p>
      <text:p text:style-name="P10"><text:s text:c="6"/>We can use multiple phones to get a better relative position</text:p>
      <text:p text:style-name="P10"><text:s text:c="7"/>Lot of filtering, long term adjustment of the path.</text:p>
      <text:p text:style-name="P10"><text:s text:c="7"/>The relative speed from the GPS is good, while the position is not.</text:p>
      <text:p text:style-name="P10"><text:s text:c="7"/>Angle is also something that we can use.</text:p>
      <text:p text:style-name="P10"/>
      <text:p text:style-name="P10"><text:s text:c="10"/>We can call Henrik for parts. </text:p>
      <text:p text:style-name="P10"/>
      <text:p text:style-name="P2">Tools and Frameworks</text:p>
      <text:p text:style-name="P5"/>
      <text:p text:style-name="P6"><text:a xlink:type="simple" xlink:href="http://www.blynk.cc/" text:style-name="Internet_20_link" text:visited-style-name="Visited_20_Internet_20_Link">BLYNK</text:a></text:p>
      <text:p text:style-name="P11"><text:a xlink:type="simple" xlink:href="http://appinventor.mit.edu/explore/" text:style-name="Internet_20_link" text:visited-style-name="Visited_20_Internet_20_Link">MIT creator</text:a></text:p>
      <text:p text:style-name="P9">ASP366: <text:span text:style-name="T6">Cant find source maybe I miss heard him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8:14:51.653680438</meta:creation-date>
    <dc:date>2017-01-31T20:30:45.166088692</dc:date>
    <meta:editing-duration>PT4M32S</meta:editing-duration>
    <meta:editing-cycles>1</meta:editing-cycles>
    <meta:document-statistic meta:table-count="0" meta:image-count="0" meta:object-count="0" meta:page-count="2" meta:paragraph-count="48" meta:word-count="417" meta:character-count="2473" meta:non-whitespace-character-count="1995"/>
    <meta:generator>LibreOffice/5.1.4.2$Linux_X86_64 LibreOffice_project/10m0$Build-2</meta:generator>
  </office:meta>
</office:document-meta>
</file>